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940000022877886CC9C42890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stroke="dash" draw:stroke-dash="Ultrafine_20_Dashe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Προεπιλογή">
        <draw:frame draw:style-name="gr1" draw:text-style-name="P1" draw:layer="layout" svg:width="31.7cm" svg:height="27.3cm" svg:x="-6.2cm" svg:y="2.1cm">
          <draw:image xlink:href="Pictures/10000201000003940000022877886CC9C4289040.png" xlink:type="simple" xlink:show="embed" xlink:actuate="onLoad">
            <text:p/>
          </draw:image>
        </draw:frame>
        <draw:path draw:style-name="gr2" draw:text-style-name="P2" draw:layer="layout" svg:width="1.723cm" svg:height="2.244cm" svg:x="6.448cm" svg:y="4.162cm" svg:viewBox="0 0 1724 2245" svg:d="M901 3c700-56 922 775 784 1274-132 477-747 1349-1322 784-391-384-549-1150-49-1568l490-392-490 14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2="24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1-06T08:38:17.555000000</dc:date>
    <meta:editing-duration>PT9M20S</meta:editing-duration>
    <meta:editing-cycles>2</meta:editing-cycles>
    <meta:generator>LibreOffice/5.3.2.2$Windows_x86 LibreOffice_project/6cd4f1ef626f15116896b1d8e1398b56da0d0ee1</meta:generator>
    <meta:document-statistic meta:object-count="2"/>
  </office:meta>
</office:document-meta>
</file>